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9f160" officeooo:paragraph-rsid="0009f160"/>
    </style:style>
    <style:style style:name="P2" style:family="paragraph" style:parent-style-name="Text_20_body">
      <style:paragraph-properties fo:text-align="center" style:justify-single-word="false" fo:background-color="#66cc99">
        <style:background-image/>
      </style:paragraph-properties>
      <style:text-properties fo:color="#ffffcc" fo:font-size="20pt" fo:font-weight="bold" officeooo:rsid="0009f160" officeooo:paragraph-rsid="0009f160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ML</text:p>
      <text:p text:style-name="P1">Reglas para estructura HTML</text:p>
      <text:p text:style-name="P1"/>
      <text:p text:style-name="P1"/>
      <text:p text:style-name="P2">CSS</text:p>
      <text:p text:style-name="P1">Reglas para estilos CSS</text:p>
      <text:p text:style-name="P1"/>
      <text:p text:style-name="P1"/>
      <text:p text:style-name="P2">JAVASCRIPT</text:p>
      <text:p text:style-name="P1">Reglas para javascript:</text:p>
      <text:p text:style-name="P1"/>
      <text:p text:style-name="P2">PHP</text:p>
      <text:p text:style-name="P1">Reglas para PH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8:25:09.261912201</dc:date>
    <dc:creator>fryntiz </dc:creator>
    <meta:generator>LibreOffice/4.3.3.2$Linux_X86_64 LibreOffice_project/430m0$Build-2</meta:generator>
    <meta:editing-duration>PT16M16S</meta:editing-duration>
    <meta:editing-cycles>4</meta:editing-cycles>
    <meta:document-statistic meta:table-count="0" meta:image-count="0" meta:object-count="0" meta:page-count="1" meta:paragraph-count="8" meta:word-count="18" meta:character-count="108" meta:non-whitespace-character-count="98"/>
  </office:meta>
</office:document-meta>
</file>